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2024-02-22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2023-01-25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2022-01-25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2021-01-27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2020-02-03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2019-02-08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2018-02-07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2017-02-01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2016-01-27 23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2015-01-22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2014-01-29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2013-01-29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2012-01-25 2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2011-02-10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2010-02-02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2009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2008-01-30 2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2007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2006-01-18 2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200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200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2003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2002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200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2000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1999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199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199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1996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199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199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199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1992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199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1990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198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198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1987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1986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1985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1984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198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198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198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197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197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197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1974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1973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1971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196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5106071001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